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Courier New" svg:font-family="'Courier New'" style:font-family-generic="modern" style:font-pitch="fixed"/>
    <style:font-face style:name="David CLM1" svg:font-family="'David CLM'" style:font-pitch="variable"/>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4eeb64d"/>
    </style:style>
    <style:style style:name="P5" style:family="paragraph" style:parent-style-name="Text_20_body">
      <style:text-properties style:font-name="Consolas" fo:font-size="12pt" officeooo:rsid="051e40ea" officeooo:paragraph-rsid="051e40ea" style:font-size-asian="12pt" style:font-name-complex="David CLM1" style:font-size-complex="12pt"/>
    </style:style>
    <style:style style:name="P6" style:family="paragraph" style:parent-style-name="Text_20_body">
      <style:text-properties style:font-name="Consolas" fo:font-size="12pt" officeooo:rsid="05226119" officeooo:paragraph-rsid="05226119" style:font-size-asian="12pt" style:font-name-complex="David CLM1" style:font-size-complex="12pt"/>
    </style:style>
    <style:style style:name="P7" style:family="paragraph" style:parent-style-name="Text_20_body">
      <style:text-properties officeooo:rsid="051d334f" officeooo:paragraph-rsid="051d334f"/>
    </style:style>
    <style:style style:name="P8" style:family="paragraph" style:parent-style-name="Text_20_body">
      <style:text-properties officeooo:rsid="052457e4" officeooo:paragraph-rsid="052457e4"/>
    </style:style>
    <style:style style:name="P9" style:family="paragraph" style:parent-style-name="Heading_20_2">
      <style:text-properties officeooo:paragraph-rsid="03f4cd97"/>
    </style:style>
    <style:style style:name="P10" style:family="paragraph" style:parent-style-name="Heading_20_2">
      <style:text-properties officeooo:rsid="052457e4" officeooo:paragraph-rsid="052457e4"/>
    </style:style>
    <style:style style:name="P11" style:family="paragraph" style:parent-style-name="Heading_20_1">
      <style:text-properties officeooo:rsid="051d334f" officeooo:paragraph-rsid="051d334f"/>
    </style:style>
    <style:style style:name="P12" style:family="paragraph" style:parent-style-name="Heading_20_2">
      <style:text-properties officeooo:paragraph-rsid="052bb6b6"/>
    </style:style>
    <style:style style:name="P13" style:family="paragraph" style:parent-style-name="Standard" style:list-style-name="L6">
      <style:paragraph-properties fo:text-align="start" style:justify-single-word="false" style:writing-mode="lr-tb"/>
      <style:text-properties officeooo:paragraph-rsid="052bb6b6"/>
    </style:style>
    <style:style style:name="P14" style:family="paragraph" style:parent-style-name="Standard" style:list-style-name="L6">
      <style:paragraph-properties fo:text-align="start" style:justify-single-word="false" style:writing-mode="lr-tb"/>
      <style:text-properties fo:color="#000000" style:font-name="Droid Sans Mono" fo:font-size="10.5pt" fo:font-weight="normal" officeooo:rsid="035965a0" officeooo:paragraph-rsid="052bb6b6" fo:background-color="#ffffff"/>
    </style:style>
    <style:style style:name="P15" style:family="paragraph" style:parent-style-name="Standard">
      <style:paragraph-properties fo:text-align="start" style:justify-single-word="false" style:writing-mode="lr-tb"/>
      <style:text-properties fo:color="#000000" style:font-name="Droid Sans Mono" fo:font-size="10.5pt" fo:font-weight="normal" officeooo:rsid="035965a0" officeooo:paragraph-rsid="052bb6b6" fo:background-color="#ffffff"/>
    </style:style>
    <style:style style:name="P16" style:family="paragraph" style:parent-style-name="Standard">
      <style:paragraph-properties fo:text-align="start" style:justify-single-word="false" style:writing-mode="lr-tb"/>
      <style:text-properties fo:color="#000000" style:font-name="Courier New" fo:font-size="12pt" fo:font-weight="bold" officeooo:rsid="035ecc19" officeooo:paragraph-rsid="052bb6b6" fo:background-color="#ffffff" style:font-size-asian="12pt" style:font-weight-asian="bold" style:font-size-complex="12pt" style:font-weight-complex="bold"/>
    </style:style>
    <style:style style:name="P17" style:family="paragraph" style:parent-style-name="Standard" style:list-style-name="L6">
      <style:paragraph-properties fo:text-align="end" style:justify-single-word="false" style:writing-mode="rl-tb"/>
      <style:text-properties fo:color="#000000" style:font-name="Droid Sans Mono" fo:font-size="10.5pt" fo:font-weight="normal" officeooo:rsid="035965a0" officeooo:paragraph-rsid="052bb6b6" fo:background-color="#ffffff"/>
    </style:style>
    <style:style style:name="P18" style:family="paragraph" style:parent-style-name="Standard" style:list-style-name="L6">
      <style:paragraph-properties fo:text-align="end" style:justify-single-word="false" style:writing-mode="rl-tb"/>
      <style:text-properties fo:color="#000000" style:font-name="Droid Sans Mono" fo:font-size="10.5pt" fo:font-weight="normal" officeooo:paragraph-rsid="052bb6b6" fo:background-color="#ffffff"/>
    </style:style>
    <style:style style:name="P19" style:family="paragraph" style:parent-style-name="Standard">
      <style:paragraph-properties fo:text-align="end" style:justify-single-word="false" style:writing-mode="rl-tb"/>
      <style:text-properties fo:color="#000000" style:font-name="Droid Sans Mono" fo:font-size="10.5pt" fo:font-weight="normal" officeooo:rsid="035bb127" officeooo:paragraph-rsid="052bb6b6" fo:background-color="#ffffff"/>
    </style:style>
    <style:style style:name="P20" style:family="paragraph" style:parent-style-name="Standard">
      <style:paragraph-properties fo:text-align="end" style:justify-single-word="false" style:writing-mode="rl-tb"/>
      <style:text-properties fo:color="#000000" style:font-name="Droid Sans Mono" fo:font-size="10.5pt" fo:font-weight="normal" officeooo:rsid="035ecc19" officeooo:paragraph-rsid="052bb6b6" fo:background-color="#ffffff"/>
    </style:style>
    <style:style style:name="P21" style:family="paragraph" style:parent-style-name="Standard">
      <style:paragraph-properties fo:text-align="end" style:justify-single-word="false" style:writing-mode="rl-tb"/>
      <style:text-properties fo:color="#000000" style:font-name="Droid Sans Mono" fo:font-size="10.5pt" fo:font-weight="normal" officeooo:rsid="035f2465" officeooo:paragraph-rsid="052bb6b6" fo:background-color="#ffffff"/>
    </style:style>
    <style:style style:name="P22" style:family="paragraph" style:parent-style-name="Text_20_body" style:list-style-name="L1">
      <style:text-properties officeooo:rsid="051d334f" officeooo:paragraph-rsid="051d334f"/>
    </style:style>
    <style:style style:name="P23" style:family="paragraph" style:parent-style-name="Text_20_body" style:list-style-name="L1">
      <style:text-properties officeooo:rsid="051e40ea" officeooo:paragraph-rsid="051e40ea"/>
    </style:style>
    <style:style style:name="P24" style:family="paragraph" style:parent-style-name="Text_20_body" style:list-style-name="L1">
      <style:text-properties officeooo:rsid="051e40ea" officeooo:paragraph-rsid="051f3d11"/>
    </style:style>
    <style:style style:name="P25" style:family="paragraph" style:parent-style-name="Text_20_body" style:list-style-name="L1">
      <style:text-properties officeooo:rsid="051e8fb3" officeooo:paragraph-rsid="051e8fb3"/>
    </style:style>
    <style:style style:name="P26" style:family="paragraph" style:parent-style-name="Text_20_body" style:list-style-name="L2">
      <style:text-properties officeooo:paragraph-rsid="03f4cd97"/>
    </style:style>
    <style:style style:name="P27" style:family="paragraph" style:parent-style-name="Text_20_body">
      <style:text-properties officeooo:paragraph-rsid="05226119"/>
    </style:style>
    <style:style style:name="P28" style:family="paragraph" style:parent-style-name="Text_20_body">
      <style:text-properties officeooo:rsid="02d00e5f" officeooo:paragraph-rsid="052bb6b6"/>
    </style:style>
    <style:style style:name="P29" style:family="paragraph" style:parent-style-name="Text_20_body" style:list-style-name="L3">
      <style:text-properties officeooo:rsid="035656e4" officeooo:paragraph-rsid="052bb6b6"/>
    </style:style>
    <style:style style:name="P30" style:family="paragraph" style:parent-style-name="Text_20_body">
      <style:text-properties officeooo:rsid="0357d44b" officeooo:paragraph-rsid="052bb6b6"/>
    </style:style>
    <style:style style:name="P31" style:family="paragraph" style:parent-style-name="Text_20_body">
      <style:text-properties officeooo:paragraph-rsid="052bb6b6"/>
    </style:style>
    <style:style style:name="P32" style:family="paragraph" style:parent-style-name="Text_20_body">
      <style:text-properties officeooo:paragraph-rsid="052bcfcd"/>
    </style:style>
    <style:style style:name="P33" style:family="paragraph" style:parent-style-name="Text_20_body" style:list-style-name="L1">
      <style:paragraph-properties fo:text-align="start" style:justify-single-word="false" style:writing-mode="lr-tb"/>
      <style:text-properties officeooo:rsid="051e8fb3" officeooo:paragraph-rsid="051e8fb3"/>
    </style:style>
    <style:style style:name="P34" style:family="paragraph" style:parent-style-name="Text_20_body" style:list-style-name="L7">
      <style:paragraph-properties fo:text-align="start" style:justify-single-word="false" style:writing-mode="lr-tb"/>
      <style:text-properties officeooo:paragraph-rsid="052bb6b6"/>
    </style:style>
    <style:style style:name="P35" style:family="paragraph" style:parent-style-name="Text_20_body" style:list-style-name="L1">
      <style:paragraph-properties fo:text-align="end" style:justify-single-word="false" style:writing-mode="rl-tb"/>
      <style:text-properties officeooo:rsid="051e8fb3" officeooo:paragraph-rsid="051e8fb3"/>
    </style:style>
    <style:style style:name="P36" style:family="paragraph" style:parent-style-name="Text_20_body" style:list-style-name="L1">
      <style:paragraph-properties fo:text-align="end" style:justify-single-word="false" style:writing-mode="rl-tb"/>
      <style:text-properties officeooo:rsid="051f3d11" officeooo:paragraph-rsid="051e8fb3"/>
    </style:style>
    <style:style style:name="T1" style:family="text">
      <style:text-properties officeooo:rsid="033bd0c4"/>
    </style:style>
    <style:style style:name="T2" style:family="text">
      <style:text-properties officeooo:rsid="0453d4d8"/>
    </style:style>
    <style:style style:name="T3" style:family="text">
      <style:text-properties style:font-name="Consolas" fo:font-size="12pt" officeooo:rsid="05226119" style:font-size-asian="12pt" style:font-name-complex="David CLM1" style:font-size-complex="12pt"/>
    </style:style>
    <style:style style:name="T4" style:family="text">
      <style:text-properties style:font-name="Consolas" fo:font-size="12pt" officeooo:rsid="052bb6b6" style:font-size-asian="12pt" style:font-name-complex="David CLM1" style:font-size-complex="12pt" style:font-weight-complex="normal"/>
    </style:style>
    <style:style style:name="T5" style:family="text">
      <style:text-properties style:font-name="Consolas" fo:font-size="12pt" officeooo:rsid="052bcfcd" style:font-size-asian="12pt" style:font-name-complex="David CLM1" style:font-size-complex="12pt"/>
    </style:style>
    <style:style style:name="T6" style:family="text">
      <style:text-properties officeooo:rsid="051e40ea"/>
    </style:style>
    <style:style style:name="T7" style:family="text">
      <style:text-properties officeooo:rsid="051e8fb3"/>
    </style:style>
    <style:style style:name="T8" style:family="text">
      <style:text-properties officeooo:rsid="051f3d11"/>
    </style:style>
    <style:style style:name="T9" style:family="text">
      <style:text-properties officeooo:rsid="05250733"/>
    </style:style>
    <style:style style:name="T10" style:family="text">
      <style:text-properties officeooo:rsid="05268705"/>
    </style:style>
    <style:style style:name="T11" style:family="text">
      <style:text-properties fo:font-style="italic" style:font-style-asian="italic" style:font-style-complex="italic"/>
    </style:style>
    <style:style style:name="T12" style:family="text">
      <style:text-properties fo:font-style="italic" officeooo:rsid="0528763a" style:font-style-asian="italic" style:font-style-complex="italic"/>
    </style:style>
    <style:style style:name="T13" style:family="text">
      <style:text-properties fo:font-style="italic" officeooo:rsid="035566bc" style:font-style-asian="italic" style:font-style-complex="italic"/>
    </style:style>
    <style:style style:name="T14" style:family="text">
      <style:text-properties officeooo:rsid="035566bc"/>
    </style:style>
    <style:style style:name="T15" style:family="text">
      <style:text-properties fo:font-weight="bold" style:font-weight-asian="bold" style:font-weight-complex="bold"/>
    </style:style>
    <style:style style:name="T16" style:family="text">
      <style:text-properties fo:font-weight="bold" officeooo:rsid="035566bc" style:font-weight-asian="bold" style:font-weight-complex="bold"/>
    </style:style>
    <style:style style:name="T17" style:family="text">
      <style:text-properties fo:font-weight="bold" officeooo:rsid="035f2465" style:font-weight-asian="bold" style:font-weight-complex="bold"/>
    </style:style>
    <style:style style:name="T18" style:family="text">
      <style:text-properties fo:font-weight="bold" style:font-weight-asian="bold" style:font-name-complex="Courier New" style:font-weight-complex="bold"/>
    </style:style>
    <style:style style:name="T19" style:family="text">
      <style:text-properties officeooo:rsid="035ecc19"/>
    </style:style>
    <style:style style:name="T20" style:family="text">
      <style:text-properties fo:color="#000000" style:font-name="Droid Sans Mono" fo:font-size="10.5pt" fo:font-weight="normal" officeooo:rsid="0357d44b" fo:background-color="#ffffff" loext:char-shading-value="0"/>
    </style:style>
    <style:style style:name="T21" style:family="text">
      <style:text-properties fo:color="#000000" style:font-name="Droid Sans Mono" fo:font-size="10.5pt" fo:font-weight="normal" officeooo:rsid="035965a0" fo:background-color="#ffffff" loext:char-shading-value="0"/>
    </style:style>
    <style:style style:name="T22" style:family="text">
      <style:text-properties fo:color="#09885a"/>
    </style:style>
    <style:style style:name="T23" style:family="text">
      <style:text-properties fo:color="#09885a" style:font-name="Droid Sans Mono" fo:font-size="10.5pt" fo:font-weight="normal" officeooo:rsid="0357d44b" fo:background-color="#ffffff" loext:char-shading-value="0"/>
    </style:style>
    <style:style style:name="T24" style:family="text">
      <style:text-properties officeooo:rsid="035bb127"/>
    </style:style>
    <style:style style:name="T25" style:family="text">
      <style:text-properties style:font-name="Courier New" fo:font-size="12pt" fo:font-weight="bold" style:font-size-asian="12pt" style:font-weight-asian="bold" style:font-size-complex="12pt" style:font-weight-complex="bold"/>
    </style:style>
    <style:style style:name="T26" style:family="text">
      <style:text-properties officeooo:rsid="035f246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זרמי קלט ופלט</text:h>
      <text:p text:style-name="P7">נלמד על זרמי קלט ופלט (iostreams) בספריה התקנית של ++C. זה גם נושא חשוב ושימושי בפני עצמו, וגם דוגמה מעולה לירושה רגילה וכפולה והעמסת אופרטורים.</text:p>
      <text:p text:style-name="Heading_20_2">היררכיית הזרמים</text:p>
      <text:p text:style-name="P7">הספריה התקנית של ++C מגדירה היררכיה שלמה של זרמי קלט ופלט (ראו תרשים במצגת). לצורך הדיון נתמקד במחלקות העיקריות:</text:p>
      <text:list xml:id="list1239339476" text:style-name="L1">
        <text:list-item>
          <text:p text:style-name="P22">בשורש של עץ הירושה נמצאת המחלקה ios_base והיורשת שלה – ios. המחלקות האלו כוללות משתנים המשותפים לכל הזרמים, כגון: הפורמט ורמת הדיוק של מספרים ממשיים.</text:p>
        </text:list-item>
        <text:list-item>
          <text:p text:style-name="P22">יורשות ממנה המחלקות istream – זרם קלט, ו-ostream – זרם פלט.</text:p>
        </text:list-item>
        <text:list-item>
          <text:p text:style-name="P22">המחלקה iostream מייצגת זרם <text:span text:style-name="T6">אשר </text:span>יכול לשמש גם לקלט וגם לפלט. היא יורשת גם מ istream וגם מ ostream – זו דוגמה לירושה כפולה (אחת הדוגמאות היחידות לירושה כפולה שהיא גם שימושית – בדרך-כלל ירושה כפולה נחשבת לבעייתית ולא שימושית במיוחד).</text:p>
        </text:list-item>
        <text:list-item>
          <text:p text:style-name="P23">מהמחלקה istream יורש<text:span text:style-name="T8">ות</text:span> כמה <text:span text:style-name="T8">מחלקות שונות</text:span> של זרמי קלט, במיוחד ifstream (קלט מקובץ) ו istringstream (קלט ממחרוזת). <text:span text:style-name="T7">כמו כן, המשתנה cin המשמש לקלט מהמקלדת הוא מסוג זה.</text:span></text:p>
        </text:list-item>
        <text:list-item>
          <text:p text:style-name="P24">מהמחלקה <text:span text:style-name="T7">o</text:span>stream יורש<text:span text:style-name="T8">ות</text:span> כמה <text:span text:style-name="T8">מחלקות שונות</text:span> של זרמי <text:span text:style-name="T7">פלט</text:span>, במיוחד <text:span text:style-name="T7">o</text:span>fstream (<text:span text:style-name="T7">פלט ל</text:span>קובץ) ו <text:span text:style-name="T7">o</text:span>stringstream (<text:span text:style-name="T7">פלט ל</text:span>מחרוזת). <text:span text:style-name="T7">כמו כן, המשתנה cout המשמש לפלט למסך הוא מסוג זה. גם המשתנה cerr משמש לקלט למסך.</text:span></text:p>
          <text:list>
            <text:list-item>
              <text:p text:style-name="P25">מה ההבדל? – ההבדל הוא ברמת מערכת ההפעלה: מערכת ההפעלה מקצה לכל תוכנית זרם-קלט אחד (נקרא גם "קלט תקני" או stdin), ושני זרמי-<text:span text:style-name="T9">פ</text:span>לט (נקראים גם "פלט תקני" או stdout, ו"פלט-שגיאה תקני" או stderr). <text:s/>כשמריצים תוכנית בלינוקס, ניתן להפנות את הפלט התקני לקובץ אחד ואת פלט-השגיאה התקני לקובץ אחר. למשל, בפקודות הבאות:</text:p>
            </text:list-item>
            <text:list-item>
              <text:p text:style-name="P33">./a.out</text:p>
            </text:list-item>
            <text:list-item>
              <text:p text:style-name="P33">./a.out &gt; out.txt</text:p>
            </text:list-item>
            <text:list-item>
              <text:p text:style-name="P33">./a.out 2&gt; err.txt</text:p>
            </text:list-item>
            <text:list-item>
              <text:p text:style-name="P33">./a.out &gt; out.txt 2&gt; out.txt</text:p>
            </text:list-item>
          </text:list>
        </text:list-item>
        <text:list-item>
          <text:p text:style-name="P35">הפקודה הראשונה כותבת גם את הפלט התקני וגם את פלט-השגיאה התקני למסך. הפקודה השניה כותבת את הפלט התקני לקובץ, ואת פלט-השגיאה התקני למסך (שימושי כשיש הרבה פלט שלא רוצים לראות על המסך אלא לשמור בקובץ לעיון מאוחר יותר, אבל עדיין רוצים שהודעות-שגיאה יגיעו למסך באופן מיידי). הפקודה השלישית כותבת את פלט-השגיאה התקני לקובץ ואת הפלט הרגיל למסך, והפקודה הרביעית כותבת את שני סוגי הפלטים לשני קבצים שונים.</text:p>
        </text:list-item>
        <text:list-item>
          <text:p text:style-name="P36">מהמחלקה iostream יורשות כמה מחלקות שונות של זרמים המשמשים גם לקלט וגם לפלט, למשל fstream, stringstream.<text:line-break/></text:p>
        </text:list-item>
      </text:list>
      <text:p text:style-name="P5">דוגמאות לשימוש בזרמים השונים ניתן למצוא בתיקיה 2.</text:p>
      <text:p text:style-name="Heading_20_2">מניפולטורים</text:p>
      <text:p text:style-name="P31"><text:span text:style-name="T3">אפשר "לכתוב" לזרמים גם עצמים מיוחדים שנקראים "מניפולטורים" – io manipulators. כשכותבים עצם כזה, למשל, ל-cout, לא מודפס שום דבר למסך, אלא המצב של הזרם cout משתנה. למשל, אפשר "להדפיס" לשם עצם שנקרא </text:span><text:span text:style-name="T4">boolalpha, האומר שיש להדפיס ערכים מסוג bool באותיות true או false, ולא במספרים 0 או 1.</text:span></text:p>
      <text:p text:style-name="P27"><text:span text:style-name="T3">איך זה עובד? פשוט, ע"י העמסת אופרטורים! ראו את קוד המקור כאן: <text:s/></text:span><text:a xlink:type="simple" xlink:href="http://cs.brown.edu/~jwicks/libstdc++/html_user/iomanip-source.html" text:style-name="Internet_20_link" text:visited-style-name="Visited_20_Internet_20_Link"><text:span text:style-name="T3">http://cs.brown.edu/~jwicks/libstdc++/html_user/iomanip-source.html</text:span></text:a><text:span text:style-name="T3"> <text:s/>.</text:span></text:p>
      <text:p text:style-name="P32"><text:span text:style-name="T5">מניפולטור שימושי במיוחד הוא setprecision,</text:span><text:span text:style-name="T3"> המשנה את רמת-הדיוק בכתיבת מספרים ממשיים (ראו דוגמה בתיקיה 3). </text:span></text:p>
      <text:p text:style-name="P32"><text:span text:style-name="T14">כידוע, מספרים ממשיים עלולים להיות אינסופיים, ואנחנו לא רוצים להדפיס מספרים אינסופיים. לכן כשמדפיסים מספרים ממשיים, המחשב מעגל אותם בהתאם ל</text:span><text:span text:style-name="T16">רמת הדיוק</text:span><text:span text:style-name="T14"> שבחרנו. המשמעות של "רמת הדיוק" (precision) היא מספר </text:span><text:span text:style-name="T13">הספרות המשמעותיות</text:span><text:span text:style-name="T14"> שמודפסות – מספר הספרות בין הספרה השמאלית ביותר שאינה 0 לספרה הימנית ביותר שאינה 0. לדוגמה:</text:span></text:p>
      <text:list xml:id="list3536239952" text:style-name="L3">
        <text:list-item>
          <text:p text:style-name="P29">במספר 7600 יש שתי ספרות משמעותיות – 7, 6.</text:p>
        </text:list-item>
        <text:list-item>
          <text:p text:style-name="P29">גם במספר 0.0076 יש שתי ספרות משמעותיות – 7, 6.</text:p>
        </text:list-item>
        <text:list-item>
          <text:p text:style-name="P29">במספר 7600.0076 יש שמונה ספרות משמעותיות. </text:p>
        </text:list-item>
      </text:list>
      <text:p text:style-name="P30">ברירת-המח<text:span text:style-name="T19">דל</text:span> של רמת-הדיוק בהדפסה ל-cout היא <text:span text:style-name="T15">6</text:span>. אם מדפיסים מספר עם יותר מ-6 ספרות משמעותיות – נראה רק 6. למשל:</text:p>
      <text:list xml:id="list3147180673" text:style-name="L6">
        <text:list-item>
          <text:p text:style-name="P13"><text:span text:style-name="T20">cout &lt;&lt; </text:span><text:span text:style-name="T23">1234.5678</text:span><text:span text:style-name="T21">;</text:span></text:p>
          <text:p text:style-name="P17">מדפיס <text:span text:style-name="T18">1234.57</text:span>: במספר המקורי יש 8 ספרות משמעותיות, המחשב חותך 2 ומעגל (במקרה זה מעגל למעלה)</text:p>
        </text:list-item>
        <text:list-item>
          <text:p text:style-name="P14">cout &lt;&lt; <text:span text:style-name="T22">12345678</text:span>.;</text:p>
          <text:p text:style-name="P18"><text:span text:style-name="T24">מדפיס </text:span><text:span text:style-name="T25">1.23457e+07</text:span>: <text:span text:style-name="T24">שוב המחשב חותך שתי ספרות ומעגל, אבל במקום לכתוב 12345700, כדי לחסוך באפסים, הוא כותב רק את 6 הספרות המשמעותיות, ומוסיף את האקספוננט e+07 (שמשמעותו: "כפול 10 בחזקת 7").</text:span></text:p>
        </text:list-item>
      </text:list>
      <text:p text:style-name="P19"/>
      <text:p text:style-name="P20">אפשר לשנות את רמת-הדיוק ע"י הפקודה setprecision שנמצאת בכותרת &lt;iomanip&gt; <text:s/>- ראו בתיקיה 8. <text:span text:style-name="T26">למשל, אם נשנה את רמת הדיוק ל-4, נקבל </text:span><text:span text:style-name="T17">1235</text:span><text:span text:style-name="T26"> ו </text:span><text:span text:style-name="T17">1.235e+07</text:span><text:span text:style-name="T26">; אבל אם נשנה ל-10, נקבל רק 8 ספרות משמעותיות – </text:span><text:span text:style-name="T17">1234.5678</text:span><text:span text:style-name="T26"> ו </text:span><text:span text:style-name="T17">12345678</text:span><text:span text:style-name="T26">.</text:span></text:p>
      <text:p text:style-name="P20"/>
      <text:p text:style-name="P20">אם רמת-דיוק <text:span text:style-name="T26">היא </text:span>גבוהה <text:span text:style-name="T26">מאד</text:span>, אנחנו עלולים לקבל תוצאות לא צפויות. <text:span text:style-name="T26">למשל, ברמת דיוק 100 מקבלים:</text:span></text:p>
      <text:p text:style-name="P16">1234.567800000000033833202905952930450439453125</text:p>
      <text:p text:style-name="P21">מדוע? - כי יש אינסוף מספרים ורק מספר סופי של <text:s/>ייצוגים של מספרים בסיביות. לכן, לרוב המספרים אין ייצוג בסיביות, והמחשב מעגל אותם לייצוג הקרוב ביותר. למשל, למספר 1234.5678 אין ייצוג בסיביות, והמספר הקרוב ביותר שיש לו ייצוג בסיביות (לפחות על המחשב שלי) הוא המספר הנ"ל. </text:p>
      <text:p text:style-name="P21">כשרמת הדיוק היא נמוכה, אנחנו לא שמים לב לזה, כי בתצוגה המספר מתעגל ל 1234.5678. אבל כשרמת הדיוק גבוהה, אנחנו רואים את המספר כפי שהוא באמת.</text:p>
      <text:p text:style-name="P15"/>
      <text:p text:style-name="P12">מקורות</text:p>
      <text:list xml:id="list858762720" text:style-name="L7">
        <text:list-item>
          <text:p text:style-name="P34">1) <text:a xlink:type="simple" xlink:href="https://www.google.com/amp/s/randomascii.wordpress.com/2013/07/16/floating-point-determinism/amp/" text:style-name="Internet_20_link" text:visited-style-name="Visited_20_Internet_20_Link">Floating-Point Determinism</text:a> ,</text:p>
        </text:list-item>
        <text:list-item>
          <text:p text:style-name="P34">2) <text:a xlink:type="simple" xlink:href="https://docs.oracle.com/cd/E19957-01/806-3568/ncg_goldberg.html" text:style-name="Internet_20_link" text:visited-style-name="Visited_20_Internet_20_Link">What Every Computer Scientist Should Know About Floating-Point Arithmetic</text:a> , </text:p>
        </text:list-item>
        <text:list-item>
          <text:p text:style-name="P34">3) <text:a xlink:type="simple" xlink:href="https://stackoverflow.com/questions/588004/is-floating-point-math-broken" text:style-name="Internet_20_link" text:visited-style-name="Visited_20_Internet_20_Link">Is floating point math broken?</text:a> .</text:p>
        </text:list-item>
        <text:list-item>
          <text:p text:style-name="P34"><text:a xlink:type="simple" xlink:href="https://en.cppreference.com/w/cpp/io/ios_base/precision" text:style-name="Internet_20_link" text:visited-style-name="Visited_20_Internet_20_Link">https://en.cppreference.com/w/cpp/io/ios_base/precision</text:a></text:p>
        </text:list-item>
      </text:list>
      <text:p text:style-name="P28"><text:span text:style-name="T3">סיכם: אראל סגל-הלוי</text:span></text:p>
      <text:p text:style-name="P6"/>
      <text:p text:style-name="P10">קבצים בינריים</text:p>
      <text:p text:style-name="P8">עד עכשיו עבדנו עם קבצי טקסט, שבהם כל בית מייצג (בדרך-כלל) אות <text:span text:style-name="T10">הניתנת ל</text:span>קריאה ע"י אדם. יש גם <text:span text:style-name="T11">קבצים בינ</text:span><text:span text:style-name="T12">א</text:span><text:span text:style-name="T11">ריים</text:span>, המשמשים למשל לייצוג תמונות. ישנן דרכים רבות לייצג תמונה בקובץ. ברמה הבסיסית ביותר, כדי לייצג תמונה צריך לייצג את עוצמת האור בפיקסלים של התמונה. נחשוב לדוגמה על תמונה בגווני אפור. לכל פיקסל יש, נניח, 256 גוונים אפשריים של אפור – מ-0 (שחור) ל-255 (לבן). <text:s/>יכולנו לייצג את התמונה כקובץ טקסט ובו רשימה של מספרים מופרדים בפסיקים, אבל זה מאד בזבזני. מקובל יותר לייצג תמונה כקובץ בינרי ובו כל בית מייצג פיקסל אחד, באופן דחוס.</text:p>
      <text:p text:style-name="P8">אם רוצים לייצג תמונה צבעונית, אפשר לייצג כל פיקסל בעזרת שלושה בתים, שכל אחד מהם מייצג את עוצמת האור בערוץ-צבע אחר (למשל: אדום, ירוק, כחול). ישנן דרכים רבות לעשות זאת, והן מעבר להיקף של קורס זה. אנחנו לומדים על הנושא רק כדוגמה לשימוש בקובץ בינארי. בתיקיה 5 ניתן למצוא דוגמה לקובץ-תמונה בפורמט פשוט ביותר – פורמט ppm. שימו לב איך התמונה נוצרת באופן אוטומטי ע"י נוסחה בתוך מערך בזיכרון, ואיך היא נשמרת לקובץ בפעולה אחת write.</text:p>
      <text:p text:style-name="P8"/>
      <text:p text:style-name="P9">מקורות</text:p>
      <text:list xml:id="list1487800823" text:style-name="L2">
        <text:list-item>
          <text:p text:style-name="P26">מצג<text:span text:style-name="T2">ו</text:span>ת של<text:span text:style-name="T1"> </text:span>אופיר פלא<text:span text:style-name="T2"> ומירי בן-ניסן.</text:span></text:p>
        </text:list-item>
      </text:list>
      <text:p text:style-name="P4"/>
      <text:p text:style-name="P3">סיכם: אראל סגל-הלוי.</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Courier New" svg:font-family="'Courier New'" style:font-family-generic="modern" style:font-pitch="fixed"/>
    <style:font-face style:name="David CLM1" svg:font-family="'David CLM'" style:font-pitch="variable"/>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1-04T18:18:28.350895855</meta:creation-date>
    <meta:generator>LibreOffice/6.4.6.2$Linux_X86_64 LibreOffice_project/40$Build-2</meta:generator>
    <dc:date>2021-04-19T16:42:17.868333105</dc:date>
    <meta:editing-duration>P12DT6H40M41S</meta:editing-duration>
    <meta:editing-cycles>1201</meta:editing-cycles>
    <dc:creator>Erel Segal-Halevi</dc:creator>
    <meta:document-statistic meta:table-count="0" meta:image-count="0" meta:object-count="0" meta:page-count="1" meta:paragraph-count="49" meta:word-count="918" meta:character-count="5423" meta:non-whitespace-character-count="4553"/>
  </office:meta>
</office:document-meta>
</file>